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21"/>
    <style:style style:name="ce10" style:family="table-cell" style:parent-style-name="Default">
      <style:table-cell-properties fo:background-color="#bbe33d"/>
    </style:style>
    <style:style style:name="ce11" style:family="table-cell" style:parent-style-name="Default" style:data-style-name="N121">
      <style:table-cell-properties fo:background-color="#ffffd7"/>
    </style:style>
    <style:style style:name="ce12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ce2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1) veto efficiencies per neutron bin [Guillermo]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neutron bin: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3"/>
          <table:table-cell office:value-type="float" office:value="0.854" calcext:value-type="float">
            <text:p>0.85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5" calcext:value-type="float">
            <text:p>0.575</text:p>
          </table:table-cell>
          <table:table-cell office:value-type="float" office:value="0.458" calcext:value-type="float">
            <text:p>0.458</text:p>
          </table:table-cell>
          <table:table-cell office:value-type="float" office:value="0.156" calcext:value-type="float">
            <text:p>0.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_Xn0n_val</text:p>
          </table:table-cell>
          <table:table-cell table:style-name="ce7" office:value-type="float" office:value="0.915" calcext:value-type="float">
            <text:p>0.915</text:p>
          </table:table-cell>
          <table:table-cell table:style-name="ce7" office:value-type="float" office:value="0.843" calcext:value-type="float">
            <text:p>0.843</text:p>
          </table:table-cell>
          <table:table-cell table:style-name="ce7" office:value-type="float" office:value="0.735" calcext:value-type="float">
            <text:p>0.735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0.421" calcext:value-type="float">
            <text:p>0.421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_Xn0n_err</text:p>
          </table:table-cell>
          <table:table-cell table:style-name="ce7" office:value-type="float" office:value="0.041" calcext:value-type="float">
            <text:p>0.041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0.063" calcext:value-type="float">
            <text:p>0.063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office:value-type="float" office:value="0.051" calcext:value-type="float">
            <text:p>0.051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_0nXn_val</text:p>
          </table:table-cell>
          <table:table-cell table:style-name="ce7" office:value-type="float" office:value="0.854" calcext:value-type="float">
            <text:p>0.854</text:p>
          </table:table-cell>
          <table:table-cell table:style-name="ce7" office:value-type="float" office:value="0.667" calcext:value-type="float">
            <text:p>0.667</text:p>
          </table:table-cell>
          <table:table-cell table:style-name="ce7" office:value-type="float" office:value="0.575" calcext:value-type="float">
            <text:p>0.575</text:p>
          </table:table-cell>
          <table:table-cell table:style-name="ce7" office:value-type="float" office:value="0.458" calcext:value-type="float">
            <text:p>0.458</text:p>
          </table:table-cell>
          <table:table-cell table:style-name="ce7" office:value-type="float" office:value="0.156" calcext:value-type="float">
            <text:p>0.156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_0nXn_err</text:p>
          </table:table-cell>
          <table:table-cell table:style-name="ce7" office:value-type="float" office:value="0.055" calcext:value-type="float">
            <text:p>0.055</text:p>
          </table:table-cell>
          <table:table-cell table:style-name="ce7" office:value-type="float" office:value="0.057" calcext:value-type="float">
            <text:p>0.057</text:p>
          </table:table-cell>
          <table:table-cell table:style-name="ce7" office:value-type="float" office:value="0.078" calcext:value-type="float">
            <text:p>0.078</text:p>
          </table:table-cell>
          <table:table-cell table:style-name="ce7" office:value-type="float" office:value="0.072" calcext:value-type="float">
            <text:p>0.072</text:p>
          </table:table-cell>
          <table:table-cell table:style-name="ce7" office:value-type="float" office:value="0.038" calcext:value-type="float">
            <text:p>0.038</text:p>
          </table:table-cell>
          <table:table-cell table:number-columns-repeated="2"/>
          <table:table-cell office:value-type="float" office:value="0.587" calcext:value-type="float">
            <text:p>0.5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) numbers of events per neutron channel in my analysis</text:p>
          </table:table-cell>
          <table:table-cell table:style-name="ce4" table:number-columns-repeated="5"/>
          <table:table-cell table:number-columns-repeated="2"/>
          <table:table-cell office:value-type="float" office:value="0.421" calcext:value-type="float">
            <text:p>0.4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_0n0n</text:p>
          </table:table-cell>
          <table:table-cell table:style-name="ce7" office:value-type="float" office:value="188" calcext:value-type="float">
            <text:p>188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neutron bin: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_Xn0n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6" calcext:value-type="float">
            <text:p>26</text:p>
          </table:table-cell>
          <table:table-cell table:style-name="ce7" table:formula="of:=SUM([.C10:.G10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_0nXn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ce7" table:formula="of:=SUM([.C11:.G11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_XnXn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0-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2-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6-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1-2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21-5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SUM([.C13:.G17]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) corrected numbers of events (divided by efficiencies)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nCorr_0n0n</text:p>
          </table:table-cell>
          <table:table-cell table:style-name="ce7" table:formula="of:=[.C8]" office:value-type="float" office:value="188" calcext:value-type="float">
            <text:p>188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nCorr_Xn0n</text:p>
          </table:table-cell>
          <table:table-cell table:formula="of:=[.C10]/[.C3]" office:value-type="float" office:value="66.6666666666667" calcext:value-type="float">
            <text:p>66.7</text:p>
          </table:table-cell>
          <table:table-cell table:formula="of:=[.D10]/[.D3]" office:value-type="float" office:value="83.0367734282325" calcext:value-type="float">
            <text:p>83.0</text:p>
          </table:table-cell>
          <table:table-cell table:formula="of:=[.E10]/[.E3]" office:value-type="float" office:value="50.3401360544218" calcext:value-type="float">
            <text:p>50.3</text:p>
          </table:table-cell>
          <table:table-cell table:formula="of:=[.F10]/[.F3]" office:value-type="float" office:value="56.2180579216354" calcext:value-type="float">
            <text:p>56.2</text:p>
          </table:table-cell>
          <table:table-cell table:formula="of:=[.G10]/[.G3]" office:value-type="float" office:value="61.7577197149644" calcext:value-type="float">
            <text:p>61.8</text:p>
          </table:table-cell>
          <table:table-cell table:style-name="ce11" table:formula="of:=SUM([.C20:.G20])" office:value-type="float" office:value="318.019353785921" calcext:value-type="float">
            <text:p>318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Corr_0nXn</text:p>
          </table:table-cell>
          <table:table-cell table:formula="of:=[.C11]/[.C5]" office:value-type="float" office:value="48.0093676814988" calcext:value-type="float">
            <text:p>48.0</text:p>
          </table:table-cell>
          <table:table-cell table:formula="of:=[.D11]/[.D5]" office:value-type="float" office:value="115.44227886057" calcext:value-type="float">
            <text:p>115.4</text:p>
          </table:table-cell>
          <table:table-cell table:formula="of:=[.E11]/[.E5]" office:value-type="float" office:value="67.8260869565217" calcext:value-type="float">
            <text:p>67.8</text:p>
          </table:table-cell>
          <table:table-cell table:formula="of:=[.F11]/[.F5]" office:value-type="float" office:value="80.7860262008734" calcext:value-type="float">
            <text:p>80.8</text:p>
          </table:table-cell>
          <table:table-cell table:formula="of:=[.G11]/[.G5]" office:value-type="float" office:value="237.179487179487" calcext:value-type="float">
            <text:p>237.2</text:p>
          </table:table-cell>
          <table:table-cell table:style-name="ce11" table:formula="of:=SUM([.C21:.G21])" office:value-type="float" office:value="549.243246878951" calcext:value-type="float">
            <text:p>549.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Corr_XnXn</text:p>
          </table:table-cell>
          <table:table-cell table:formula="of:=[.C13]/[.K$2]/[.$J3]" office:value-type="float" office:value="8.95816536773269" calcext:value-type="float">
            <text:p>9.0</text:p>
          </table:table-cell>
          <table:table-cell table:formula="of:=[.D13]/[.L2]/[.$J3]" office:value-type="float" office:value="21.3008249973374" calcext:value-type="float">
            <text:p>21.3</text:p>
          </table:table-cell>
          <table:table-cell table:formula="of:=[.E13]/[.M2]/[.$J3]" office:value-type="float" office:value="9.50344499881207" calcext:value-type="float">
            <text:p>9.5</text:p>
          </table:table-cell>
          <table:table-cell table:formula="of:=[.F13]/[.N2]/[.$J3]" office:value-type="float" office:value="11.9311809482903" calcext:value-type="float">
            <text:p>11.9</text:p>
          </table:table-cell>
          <table:table-cell table:formula="of:=[.G13]/[.O2]/[.$J3]" office:value-type="float" office:value="0" calcext:value-type="float">
            <text:p>0.0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table:formula="of:=[.C14]/[.K$2]/[.$J4]" office:value-type="float" office:value="8.33423620892263" calcext:value-type="float">
            <text:p>8.3</text:p>
          </table:table-cell>
          <table:table-cell table:formula="of:=[.D14]/[.L$2]/[.$J4]" office:value-type="float" office:value="8.89235097753614" calcext:value-type="float">
            <text:p>8.9</text:p>
          </table:table-cell>
          <table:table-cell table:formula="of:=[.E14]/[.M$2]/[.$J4]" office:value-type="float" office:value="4.12605085357677" calcext:value-type="float">
            <text:p>4.1</text:p>
          </table:table-cell>
          <table:table-cell table:formula="of:=[.F14]/[.N$2]/[.$J4]" office:value-type="float" office:value="12.9502141965428" calcext:value-type="float">
            <text:p>13.0</text:p>
          </table:table-cell>
          <table:table-cell table:formula="of:=[.G14]/[.O$2]/[.$J4]" office:value-type="float" office:value="7.60410013079052" calcext:value-type="float">
            <text:p>7.6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table:formula="of:=[.C15]/[.K$2]/[.$J5]" office:value-type="float" office:value="4.77942933613727" calcext:value-type="float">
            <text:p>4.8</text:p>
          </table:table-cell>
          <table:table-cell table:formula="of:=[.D15]/[.L$2]/[.$J5]" office:value-type="float" office:value="2.03979642831645" calcext:value-type="float">
            <text:p>2.0</text:p>
          </table:table-cell>
          <table:table-cell table:formula="of:=[.E15]/[.M$2]/[.$J5]" office:value-type="float" office:value="4.73232771369417" calcext:value-type="float">
            <text:p>4.7</text:p>
          </table:table-cell>
          <table:table-cell table:formula="of:=[.F15]/[.N$2]/[.$J5]" office:value-type="float" office:value="5.94124112527107" calcext:value-type="float">
            <text:p>5.9</text:p>
          </table:table-cell>
          <table:table-cell table:formula="of:=[.G15]/[.O$2]/[.$J5]" office:value-type="float" office:value="8.72143729286587" calcext:value-type="float">
            <text:p>8.7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table:formula="of:=[.C16]/[.K$2]/[.$J6]" office:value-type="float" office:value="7.97928577413036" calcext:value-type="float">
            <text:p>8.0</text:p>
          </table:table-cell>
          <table:table-cell table:formula="of:=[.D16]/[.L$2]/[.$J6]" office:value-type="float" office:value="10.2163568982119" calcext:value-type="float">
            <text:p>10.2</text:p>
          </table:table-cell>
          <table:table-cell table:formula="of:=[.E16]/[.M$2]/[.$J6]" office:value-type="float" office:value="2.96274350048145" calcext:value-type="float">
            <text:p>3.0</text:p>
          </table:table-cell>
          <table:table-cell table:formula="of:=[.F16]/[.N$2]/[.$J6]" office:value-type="float" office:value="14.8784062251252" calcext:value-type="float">
            <text:p>14.9</text:p>
          </table:table-cell>
          <table:table-cell table:formula="of:=[.G16]/[.O$2]/[.$J6]" office:value-type="float" office:value="43.6814746865854" calcext:value-type="float">
            <text:p>43.7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table:formula="of:=[.C17]/[.K$2]/[.$J7]" office:value-type="float" office:value="11.1255124689181" calcext:value-type="float">
            <text:p>11.1</text:p>
          </table:table-cell>
          <table:table-cell table:formula="of:=[.D17]/[.L$2]/[.$J7]" office:value-type="float" office:value="10.6834943573344" calcext:value-type="float">
            <text:p>10.7</text:p>
          </table:table-cell>
          <table:table-cell table:formula="of:=[.E17]/[.M$2]/[.$J7]" office:value-type="float" office:value="12.3928534545079" calcext:value-type="float">
            <text:p>12.4</text:p>
          </table:table-cell>
          <table:table-cell table:formula="of:=[.F17]/[.N$2]/[.$J7]" office:value-type="float" office:value="10.3724755987512" calcext:value-type="float">
            <text:p>10.4</text:p>
          </table:table-cell>
          <table:table-cell table:formula="of:=[.G17]/[.O$2]/[.$J7]" office:value-type="float" office:value="15.2262622571411" calcext:value-type="float">
            <text:p>15.2</text:p>
          </table:table-cell>
          <table:table-cell table:style-name="ce11" table:formula="of:=SUM([.C22:.G26])" office:value-type="float" office:value="259.333665797013" calcext:value-type="float">
            <text:p>259.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) Total efficiency: value and error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eff_val</text:p>
          </table:table-cell>
          <table:table-cell table:style-name="ce10" table:formula="of:=([.C8]+[.H10]+[.H11]+[.H17])/([.C19]+[.H20]+[.H21]+[.H26])" office:value-type="float" office:value="0.558346329383312" calcext:value-type="float">
            <text:p>0.558346329383312</text:p>
          </table:table-cell>
          <table:table-cell table:style-name="ce1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neutron bin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0-1</text:p>
          </table:table-cell>
          <table:table-cell table:formula="of:=[.C13]/[.$J3]^2/[.K$2]" office:value-type="float" office:value="9.79034466418873" calcext:value-type="float">
            <text:p>9.8</text:p>
          </table:table-cell>
          <table:table-cell table:formula="of:=[.D13]/[.$J3]^2/[.L$2]" office:value-type="float" office:value="23.2795901610245" calcext:value-type="float">
            <text:p>23.3</text:p>
          </table:table-cell>
          <table:table-cell table:formula="of:=[.E13]/[.$J3]^2/[.M$2]" office:value-type="float" office:value="10.3862786872263" calcext:value-type="float">
            <text:p>10.4</text:p>
          </table:table-cell>
          <table:table-cell table:formula="of:=[.F13]/[.$J3]^2/[.N$2]" office:value-type="float" office:value="13.0395420199894" calcext:value-type="float">
            <text:p>13.0</text:p>
          </table:table-cell>
          <table:table-cell table:formula="of:=[.G13]/[.$J3]^2/[.O$2]" office:value-type="float" office:value="0" calcext:value-type="float">
            <text:p>0.0</text:p>
          </table:table-cell>
          <table:table-cell table:style-name="ce11" table:formula="of:=SUM([.C30:.G30])" office:value-type="float" office:value="56.4957555324289" calcext:value-type="float">
            <text:p>56.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2-5</text:p>
          </table:table-cell>
          <table:table-cell table:formula="of:=[.C14]/[.$J4]^2/[.K$2]" office:value-type="float" office:value="9.886401196824" calcext:value-type="float">
            <text:p>9.9</text:p>
          </table:table-cell>
          <table:table-cell table:formula="of:=[.D14]/[.$J4]^2/[.L$2]" office:value-type="float" office:value="10.5484590480856" calcext:value-type="float">
            <text:p>10.5</text:p>
          </table:table-cell>
          <table:table-cell table:formula="of:=[.E14]/[.$J4]^2/[.M$2]" office:value-type="float" office:value="4.89448499831171" calcext:value-type="float">
            <text:p>4.9</text:p>
          </table:table-cell>
          <table:table-cell table:formula="of:=[.F14]/[.$J4]^2/[.N$2]" office:value-type="float" office:value="15.3620571726486" calcext:value-type="float">
            <text:p>15.4</text:p>
          </table:table-cell>
          <table:table-cell table:formula="of:=[.G14]/[.$J4]^2/[.O$2]" office:value-type="float" office:value="9.0202848526578" calcext:value-type="float">
            <text:p>9.0</text:p>
          </table:table-cell>
          <table:table-cell table:style-name="ce11" table:formula="of:=SUM([.C31:.G31])" office:value-type="float" office:value="49.7116872685277" calcext:value-type="float">
            <text:p>49.7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6-10</text:p>
          </table:table-cell>
          <table:table-cell table:formula="of:=[.C15]/[.$J5]^2/[.K$2]" office:value-type="float" office:value="6.50262494712553" calcext:value-type="float">
            <text:p>6.5</text:p>
          </table:table-cell>
          <table:table-cell table:formula="of:=[.D15]/[.$J5]^2/[.L$2]" office:value-type="float" office:value="2.7752332358047" calcext:value-type="float">
            <text:p>2.8</text:p>
          </table:table-cell>
          <table:table-cell table:formula="of:=[.E15]/[.$J5]^2/[.M$2]" office:value-type="float" office:value="6.4385411070669" calcext:value-type="float">
            <text:p>6.4</text:p>
          </table:table-cell>
          <table:table-cell table:formula="of:=[.F15]/[.$J5]^2/[.N$2]" office:value-type="float" office:value="8.0833212588722" calcext:value-type="float">
            <text:p>8.1</text:p>
          </table:table-cell>
          <table:table-cell table:formula="of:=[.G15]/[.$J5]^2/[.O$2]" office:value-type="float" office:value="11.8659010787291" calcext:value-type="float">
            <text:p>11.9</text:p>
          </table:table-cell>
          <table:table-cell table:style-name="ce11" table:formula="of:=SUM([.C32:.G32])" office:value-type="float" office:value="35.6656216275984" calcext:value-type="float">
            <text:p>35.7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11-20</text:p>
          </table:table-cell>
          <table:table-cell table:formula="of:=[.C16]/[.$J6]^2/[.K$2]" office:value-type="float" office:value="13.5933318128286" calcext:value-type="float">
            <text:p>13.6</text:p>
          </table:table-cell>
          <table:table-cell table:formula="of:=[.D16]/[.$J6]^2/[.L$2]" office:value-type="float" office:value="17.4043558742962" calcext:value-type="float">
            <text:p>17.4</text:p>
          </table:table-cell>
          <table:table-cell table:formula="of:=[.E16]/[.$J6]^2/[.M$2]" office:value-type="float" office:value="5.0472632035459" calcext:value-type="float">
            <text:p>5.0</text:p>
          </table:table-cell>
          <table:table-cell table:formula="of:=[.F16]/[.$J6]^2/[.N$2]" office:value-type="float" office:value="25.3465182710821" calcext:value-type="float">
            <text:p>25.3</text:p>
          </table:table-cell>
          <table:table-cell table:formula="of:=[.G16]/[.$J6]^2/[.O$2]" office:value-type="float" office:value="74.4147780009973" calcext:value-type="float">
            <text:p>74.4</text:p>
          </table:table-cell>
          <table:table-cell table:style-name="ce11" table:formula="of:=SUM([.C33:.G33])" office:value-type="float" office:value="135.80624716275" calcext:value-type="float">
            <text:p>135.8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21-50</text:p>
          </table:table-cell>
          <table:table-cell table:formula="of:=[.C17]/[.$J7]^2/[.K$2]" office:value-type="float" office:value="26.4263954131071" calcext:value-type="float">
            <text:p>26.4</text:p>
          </table:table-cell>
          <table:table-cell table:formula="of:=[.D17]/[.$J7]^2/[.L$2]" office:value-type="float" office:value="25.3764711575639" calcext:value-type="float">
            <text:p>25.4</text:p>
          </table:table-cell>
          <table:table-cell table:formula="of:=[.E17]/[.$J7]^2/[.M$2]" office:value-type="float" office:value="29.4367065427741" calcext:value-type="float">
            <text:p>29.4</text:p>
          </table:table-cell>
          <table:table-cell table:formula="of:=[.F17]/[.$J7]^2/[.N$2]" office:value-type="float" office:value="24.6377092606916" calcext:value-type="float">
            <text:p>24.6</text:p>
          </table:table-cell>
          <table:table-cell table:formula="of:=[.G17]/[.$J7]^2/[.O$2]" office:value-type="float" office:value="36.1668937224255" calcext:value-type="float">
            <text:p>36.2</text:p>
          </table:table-cell>
          <table:table-cell table:style-name="ce11" table:formula="of:=SUM([.C34:.G34])" office:value-type="float" office:value="142.044176096562" calcext:value-type="float">
            <text:p>142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utron bin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0-1</text:p>
          </table:table-cell>
          <table:table-cell table:formula="of:=[.C13]/[.K$2]^2/[.$J3]" office:value-type="float" office:value="10.4896549973451" calcext:value-type="float">
            <text:p>10.5</text:p>
          </table:table-cell>
          <table:table-cell table:formula="of:=[.D13]/[.L$2]^2/[.$J3]" office:value-type="float" office:value="31.9352698610756" calcext:value-type="float">
            <text:p>31.9</text:p>
          </table:table-cell>
          <table:table-cell table:formula="of:=[.E13]/[.M$2]^2/[.$J3]" office:value-type="float" office:value="16.5277304327166" calcext:value-type="float">
            <text:p>16.5</text:p>
          </table:table-cell>
          <table:table-cell table:formula="of:=[.F13]/[.N$2]^2/[.$J3]" office:value-type="float" office:value="26.0506134242145" calcext:value-type="float">
            <text:p>26.1</text:p>
          </table:table-cell>
          <table:table-cell table:formula="of:=[.G13]/[.O$2]^2/[.$J3]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2-5</text:p>
          </table:table-cell>
          <table:table-cell table:formula="of:=[.C14]/[.K$2]^2/[.$J4]" office:value-type="float" office:value="9.75905879264945" calcext:value-type="float">
            <text:p>9.8</text:p>
          </table:table-cell>
          <table:table-cell table:formula="of:=[.D14]/[.L$2]^2/[.$J4]" office:value-type="float" office:value="13.3318605360362" calcext:value-type="float">
            <text:p>13.3</text:p>
          </table:table-cell>
          <table:table-cell table:formula="of:=[.E14]/[.M$2]^2/[.$J4]" office:value-type="float" office:value="7.17574061491612" calcext:value-type="float">
            <text:p>7.2</text:p>
          </table:table-cell>
          <table:table-cell table:formula="of:=[.F14]/[.N$2]^2/[.$J4]" office:value-type="float" office:value="28.2755768483467" calcext:value-type="float">
            <text:p>28.3</text:p>
          </table:table-cell>
          <table:table-cell table:formula="of:=[.G14]/[.O$2]^2/[.$J4]" office:value-type="float" office:value="48.7442316076316" calcext:value-type="float">
            <text:p>48.7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6-10</text:p>
          </table:table-cell>
          <table:table-cell table:formula="of:=[.C15]/[.K$2]^2/[.$J5]" office:value-type="float" office:value="5.59652147088673" calcext:value-type="float">
            <text:p>5.6</text:p>
          </table:table-cell>
          <table:table-cell table:formula="of:=[.D15]/[.L$2]^2/[.$J5]" office:value-type="float" office:value="3.05816555969483" calcext:value-type="float">
            <text:p>3.1</text:p>
          </table:table-cell>
          <table:table-cell table:formula="of:=[.E15]/[.M$2]^2/[.$J5]" office:value-type="float" office:value="8.23013515425074" calcext:value-type="float">
            <text:p>8.2</text:p>
          </table:table-cell>
          <table:table-cell table:formula="of:=[.F15]/[.N$2]^2/[.$J5]" office:value-type="float" office:value="12.972142194915" calcext:value-type="float">
            <text:p>13.0</text:p>
          </table:table-cell>
          <table:table-cell table:formula="of:=[.G15]/[.O$2]^2/[.$J5]" office:value-type="float" office:value="55.9066493132427" calcext:value-type="float">
            <text:p>55.9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1-20</text:p>
          </table:table-cell>
          <table:table-cell table:formula="of:=[.C16]/[.K$2]^2/[.$J6]" office:value-type="float" office:value="9.34342596502384" calcext:value-type="float">
            <text:p>9.3</text:p>
          </table:table-cell>
          <table:table-cell table:formula="of:=[.D16]/[.L$2]^2/[.$J6]" office:value-type="float" office:value="15.3168769088634" calcext:value-type="float">
            <text:p>15.3</text:p>
          </table:table-cell>
          <table:table-cell table:formula="of:=[.E16]/[.M$2]^2/[.$J6]" office:value-type="float" office:value="5.15259739214164" calcext:value-type="float">
            <text:p>5.2</text:p>
          </table:table-cell>
          <table:table-cell table:formula="of:=[.F16]/[.N$2]^2/[.$J6]" office:value-type="float" office:value="32.485603111627" calcext:value-type="float">
            <text:p>32.5</text:p>
          </table:table-cell>
          <table:table-cell table:formula="of:=[.G16]/[.O$2]^2/[.$J6]" office:value-type="float" office:value="280.009453119137" calcext:value-type="float">
            <text:p>280.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21-50</text:p>
          </table:table-cell>
          <table:table-cell table:formula="of:=[.C17]/[.K$2]^2/[.$J7]" office:value-type="float" office:value="13.0275321650095" calcext:value-type="float">
            <text:p>13.0</text:p>
          </table:table-cell>
          <table:table-cell table:formula="of:=[.D17]/[.L$2]^2/[.$J7]" office:value-type="float" office:value="16.0172329195418" calcext:value-type="float">
            <text:p>16.0</text:p>
          </table:table-cell>
          <table:table-cell table:formula="of:=[.E17]/[.M$2]^2/[.$J7]" office:value-type="float" office:value="21.5527886165355" calcext:value-type="float">
            <text:p>21.6</text:p>
          </table:table-cell>
          <table:table-cell table:formula="of:=[.F17]/[.N$2]^2/[.$J7]" office:value-type="float" office:value="22.6473266348278" calcext:value-type="float">
            <text:p>22.6</text:p>
          </table:table-cell>
          <table:table-cell table:formula="of:=[.G17]/[.O$2]^2/[.$J7]" office:value-type="float" office:value="97.6042452380841" calcext:value-type="float">
            <text:p>97.6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11" table:formula="of:=SUM([.C36:.C40])" office:value-type="float" office:value="48.2161933909146" calcext:value-type="float">
            <text:p>48.2</text:p>
          </table:table-cell>
          <table:table-cell table:style-name="ce11" table:formula="of:=SUM([.D36:.D40])" office:value-type="float" office:value="79.6594057852118" calcext:value-type="float">
            <text:p>79.7</text:p>
          </table:table-cell>
          <table:table-cell table:style-name="ce11" table:formula="of:=SUM([.E36:.E40])" office:value-type="float" office:value="58.6389922105606" calcext:value-type="float">
            <text:p>58.6</text:p>
          </table:table-cell>
          <table:table-cell table:style-name="ce11" table:formula="of:=SUM([.F36:.F40])" office:value-type="float" office:value="122.431262213931" calcext:value-type="float">
            <text:p>122.4</text:p>
          </table:table-cell>
          <table:table-cell table:style-name="ce11" table:formula="of:=SUM([.G36:.G40])" office:value-type="float" office:value="482.264579278096" calcext:value-type="float">
            <text:p>482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utron bin</text:p>
          </table:table-cell>
          <table:table-cell table:style-name="ce1" office:value-type="string" calcext:value-type="string">
            <text:p>0-1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6-10</text:p>
          </table:table-cell>
          <table:table-cell table:style-name="ce1" office:value-type="string" calcext:value-type="string">
            <text:p>11-20</text:p>
          </table:table-cell>
          <table:table-cell table:style-name="ce1" office:value-type="string" calcext:value-type="string">
            <text:p>21-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rtial derivations of the total efficiency with respect to partial efficiencies: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partial_der_Xn0n</text:p>
          </table:table-cell>
          <table:table-cell table:style-name="ce7" table:formula="of:=-([.C10]/[.C3]^2 + [.H30])/([.$C$8]+[.$H$10]+[.$H$11]+[.$H$17])" office:value-type="float" office:value="-0.17623365193913" calcext:value-type="float">
            <text:p>-0.17623365193913</text:p>
          </table:table-cell>
          <table:table-cell table:style-name="ce7" table:formula="of:=-([.D10]/[.D3]^2 + [.H30])/([.$C$8]+[.$H$10]+[.$H$11]+[.$H$17])" office:value-type="float" office:value="-0.211167937497891" calcext:value-type="float">
            <text:p>-0.211167937497891</text:p>
          </table:table-cell>
          <table:table-cell table:style-name="ce7" table:formula="of:=-([.E10]/[.E3]^2 + [.H32])/([.$C$8]+[.$H$10]+[.$H$11]+[.$H$17])" office:value-type="float" office:value="-0.141901366013655" calcext:value-type="float">
            <text:p>-0.141901366013655</text:p>
          </table:table-cell>
          <table:table-cell table:style-name="ce7" table:formula="of:=-([.F10]/[.F3]^2 + [.H33])/([.$C$8]+[.$H$10]+[.$H$11]+[.$H$17])" office:value-type="float" office:value="-0.315501452929201" calcext:value-type="float">
            <text:p>-0.315501452929201</text:p>
          </table:table-cell>
          <table:table-cell table:style-name="ce7" table:formula="of:=-([.G10]/[.G3]^2 + [.H34])/([.$C$8]+[.$H$10]+[.$H$11]+[.$H$17])" office:value-type="float" office:value="-0.393374791600436" calcext:value-type="float">
            <text:p>-0.3933747916004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rtial_der_0nXn</text:p>
          </table:table-cell>
          <table:table-cell table:style-name="ce7" table:formula="of:=-([.C11]/[.C5]^2 + [.C41])/([.$C$8]+[.$H$10]+[.$H$11]+[.$H$17])" office:value-type="float" office:value="-0.142279634286065" calcext:value-type="float">
            <text:p>-0.142279634286065</text:p>
          </table:table-cell>
          <table:table-cell table:style-name="ce7" table:formula="of:=-([.D11]/[.D5]^2 + [.D41])/([.$C$8]+[.$H$10]+[.$H$11]+[.$H$17])" office:value-type="float" office:value="-0.344327364626895" calcext:value-type="float">
            <text:p>-0.344327364626895</text:p>
          </table:table-cell>
          <table:table-cell table:style-name="ce7" table:formula="of:=-([.E11]/[.E5]^2 + [.E41])/([.$C$8]+[.$H$10]+[.$H$11]+[.$H$17])" office:value-type="float" office:value="-0.24059591867692" calcext:value-type="float">
            <text:p>-0.24059591867692</text:p>
          </table:table-cell>
          <table:table-cell table:style-name="ce7" table:formula="of:=-([.F11]/[.F5]^2 + [.F41])/([.$C$8]+[.$H$10]+[.$H$11]+[.$H$17])" office:value-type="float" office:value="-0.407111669903662" calcext:value-type="float">
            <text:p>-0.407111669903662</text:p>
          </table:table-cell>
          <table:table-cell table:style-name="ce7" table:formula="of:=-([.G11]/[.G5]^2 + [.G41])/([.$C$8]+[.$H$10]+[.$H$11]+[.$H$17])" office:value-type="float" office:value="-2.72840041873533" calcext:value-type="float">
            <text:p>-2.72840041873533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_contributors</text:p>
          </table:table-cell>
          <table:table-cell table:style-name="ce7" table:formula="of:=[.C44]^2 * [.C4]^2" office:value-type="float" office:value="0.0000522090024274239" calcext:value-type="float">
            <text:p>5.22090024274239E-05</text:p>
          </table:table-cell>
          <table:table-cell table:style-name="ce7" table:formula="of:=[.D44]^2 * [.D4]^2" office:value-type="float" office:value="0.0000824504190823323" calcext:value-type="float">
            <text:p>8.24504190823323E-05</text:p>
          </table:table-cell>
          <table:table-cell table:style-name="ce7" table:formula="of:=[.E44]^2 * [.E4]^2" office:value-type="float" office:value="0.0000799197747781921" calcext:value-type="float">
            <text:p>7.99197747781921E-05</text:p>
          </table:table-cell>
          <table:table-cell table:style-name="ce7" table:formula="of:=[.F44]^2 * [.F4]^2" office:value-type="float" office:value="0.000530454877879528" calcext:value-type="float">
            <text:p>0.00053045487788</text:p>
          </table:table-cell>
          <table:table-cell table:style-name="ce7" table:formula="of:=[.G44]^2 * [.G4]^2" office:value-type="float" office:value="0.000402488433060052" calcext:value-type="float">
            <text:p>0.00040248843306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Default"/>
          <table:table-cell table:style-name="ce7" table:formula="of:=[.C45]^2 * [.C6]^2" office:value-type="float" office:value="0.0000612365703560437" calcext:value-type="float">
            <text:p>6.12365703560437E-05</text:p>
          </table:table-cell>
          <table:table-cell table:style-name="ce7" table:formula="of:=[.D45]^2 * [.D6]^2" office:value-type="float" office:value="0.000385205774266403" calcext:value-type="float">
            <text:p>0.000385205774266</text:p>
          </table:table-cell>
          <table:table-cell table:style-name="ce7" table:formula="of:=[.E45]^2 * [.E6]^2" office:value-type="float" office:value="0.000352180833775002" calcext:value-type="float">
            <text:p>0.000352180833775</text:p>
          </table:table-cell>
          <table:table-cell table:style-name="ce7" table:formula="of:=[.F45]^2 * [.F6]^2" office:value-type="float" office:value="0.000859195702624743" calcext:value-type="float">
            <text:p>0.000859195702625</text:p>
          </table:table-cell>
          <table:table-cell table:style-name="ce7" table:formula="of:=[.G45]^2 * [.G6]^2" office:value-type="float" office:value="0.0107493798121152" calcext:value-type="float">
            <text:p>0.010749379812115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verse_eff_err</text:p>
          </table:table-cell>
          <table:table-cell table:style-name="ce7" table:formula="of:=SQRT(SUM([.C46:.G47]))" office:value-type="float" office:value="0.116424744794073" calcext:value-type="float">
            <text:p>0.116424744794073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eff_err</text:p>
          </table:table-cell>
          <table:table-cell table:style-name="ce10" table:formula="of:=1/[.C28]^2 * [.C48]" office:value-type="float" office:value="0.373454729532229" calcext:value-type="float">
            <text:p>0.373454729532229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So, for the whole incoherent sample (pT from 0.2 to 1.0 GeV/c), the veto efficiency reads (55.8 pm 37.4)%</text:p>
          </table:table-cell>
          <table:table-cell table:style-name="Default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9:07:37.907280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3:04:24.886577652</meta:creation-date>
    <meta:generator>LibreOffice/6.4.7.2$Linux_X86_64 LibreOffice_project/40$Build-2</meta:generator>
    <dc:date>2022-03-28T09:09:10.371759582</dc:date>
    <meta:editing-duration>PT1H31M4S</meta:editing-duration>
    <meta:editing-cycles>68</meta:editing-cycles>
    <meta:document-statistic meta:table-count="1" meta:cell-count="265" meta:object-count="0"/>
  </office:meta>
</office:document-meta>
</file>